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Raleway" svg:font-family="Raleway"/>
    <style:font-face style:name="Segoe UI" svg:font-family="'Segoe UI'" style:font-family-generic="system" style:font-pitch="variable"/>
    <style:font-face style:name="Source Code Pro" svg:font-family="'Source Code Pro', Consolas, 'Bitstream Vera Sans Mono', 'Courier New', Courier, monospac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Text_20_body">
      <style:paragraph-properties fo:margin-left="0in" fo:margin-right="0in" fo:margin-top="0in" fo:margin-bottom="0.1043in" style:contextual-spacing="false" fo:text-indent="0in" style:auto-text-indent="false"/>
      <style:text-properties fo:color="#333333" loext:opacity="100%" fo:font-weight="normal"/>
    </style:style>
    <style:style style:name="P2" style:family="paragraph" style:parent-style-name="Heading_20_2">
      <style:paragraph-properties fo:line-height="110%"/>
      <style:text-properties style:font-name="inherit" fo:font-size="21.75pt" fo:font-weight="bold"/>
    </style:style>
    <style:style style:name="P3" style:family="paragraph" style:parent-style-name="Heading_20_3">
      <style:paragraph-properties fo:line-height="110%"/>
      <style:text-properties style:font-name="inherit" fo:font-size="18pt" fo:font-weight="bold"/>
    </style:style>
    <style:style style:name="P4" style:family="paragraph" style:parent-style-name="Heading_20_2">
      <style:paragraph-properties fo:margin-top="0.139in" fo:margin-bottom="0.1457in" style:contextual-spacing="false" fo:line-height="133%"/>
    </style:style>
    <style:style style:name="P5" style:family="paragraph" style:parent-style-name="Text_20_body">
      <style:paragraph-properties fo:margin-left="0in" fo:margin-right="0in" fo:margin-top="0in" fo:margin-bottom="0.1043in" style:contextual-spacing="false" fo:line-height="133%" fo:text-indent="0in" style:auto-text-indent="false"/>
    </style:style>
    <style:style style:name="P6" style:family="paragraph" style:parent-style-name="Text_20_body">
      <style:paragraph-properties fo:margin-top="0in" fo:margin-bottom="0.1457in" style:contextual-spacing="false" fo:line-height="133%"/>
    </style:style>
    <style:style style:name="P7" style:family="paragraph" style:parent-style-name="Heading_20_3">
      <style:paragraph-properties fo:margin-left="0in" fo:margin-right="0in" fo:margin-top="0.0972in" fo:margin-bottom="0.1563in" style:contextual-spacing="false" style:line-height-at-least="0.302in" fo:orphans="2" fo:widows="2" fo:text-indent="0in" style:auto-text-indent="false"/>
    </style:style>
    <style:style style:name="P8" style:family="paragraph" style:parent-style-name="Preformatted_20_Text">
      <style:paragraph-properties fo:line-height="143%"/>
    </style:style>
    <style:style style:name="P9" style:family="paragraph" style:parent-style-name="Preformatted_20_Text">
      <style:paragraph-properties fo:margin-top="0in" fo:margin-bottom="0.1965in" style:contextual-spacing="false" fo:line-height="143%"/>
    </style:style>
    <style:style style:name="P10" style:family="paragraph" style:parent-style-name="Text_20_body">
      <style:paragraph-properties fo:margin-left="0in" fo:margin-right="0in" style:line-height-at-least="0.198in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.1043in" style:contextual-spacing="false" fo:line-height="133%" fo:text-indent="0in" style:auto-text-indent="false"/>
      <style:text-properties fo:color="#000000" loext:opacity="100%"/>
    </style:style>
    <style:style style:name="P12" style:family="paragraph" style:parent-style-name="Text_20_body">
      <style:paragraph-properties fo:margin-top="0in" fo:margin-bottom="0.1457in" style:contextual-spacing="false" fo:line-height="133%"/>
      <style:text-properties fo:color="#7386a6" loext:opacity="100%" fo:font-size="12pt"/>
    </style:style>
    <style:style style:name="P13" style:family="paragraph" style:parent-style-name="Text_20_body">
      <style:paragraph-properties fo:margin-top="0in" fo:margin-bottom="0.1457in" style:contextual-spacing="false" fo:line-height="133%"/>
      <style:text-properties fo:color="#7386a6" loext:opacity="100%" fo:font-size="12pt" loext:padding="0in" loext:border="none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Heading_20_1">
      <style:paragraph-properties fo:margin-left="0in" fo:margin-right="0in" fo:margin-top="0.6252in" fo:margin-bottom="0.1043in" style:contextual-spacing="false" fo:line-height="100%" fo:text-indent="0in" style:auto-text-indent="false"/>
      <style:text-properties fo:color="#333333" loext:opacity="100%" style:font-name="inherit" fo:font-size="24pt" fo:letter-spacing="-0.0102in" fo:font-weight="normal" style:font-size-asian="24pt" style:font-size-complex="24pt"/>
    </style:style>
    <style:style style:name="P16" style:family="paragraph" style:parent-style-name="Heading_20_2">
      <style:paragraph-properties fo:line-height="110%"/>
    </style:style>
    <style:style style:name="P17" style:family="paragraph" style:parent-style-name="Text_20_body" style:list-style-name="L1">
      <style:paragraph-properties fo:margin-left="0in" fo:margin-right="0in" fo:margin-top="0.4898in" fo:margin-bottom="0.1043in" style:contextual-spacing="false" fo:text-indent="0in" style:auto-text-indent="false" fo:padding="0in" fo:border="none"/>
    </style:style>
    <style:style style:name="P18" style:family="paragraph" style:parent-style-name="Text_20_body" style:list-style-name="L2">
      <style:paragraph-properties fo:margin-top="0in" fo:margin-bottom="0.1043in" style:contextual-spacing="false" fo:padding="0in" fo:border="none"/>
    </style:style>
    <style:style style:name="P19" style:family="paragraph" style:parent-style-name="Text_20_body" style:list-style-name="L3">
      <style:paragraph-properties fo:margin-top="0in" fo:margin-bottom="0.1043in" style:contextual-spacing="false"/>
    </style:style>
    <style:style style:name="P20" style:family="paragraph" style:parent-style-name="Text_20_body" style:list-style-name="L4">
      <style:paragraph-properties fo:margin-top="0in" fo:margin-bottom="0.1043in" style:contextual-spacing="false"/>
    </style:style>
    <style:style style:name="P21" style:family="paragraph" style:parent-style-name="Text_20_body" style:list-style-name="L5">
      <style:paragraph-properties fo:margin-top="0in" fo:margin-bottom="0.1043in" style:contextual-spacing="false"/>
    </style:style>
    <style:style style:name="P22" style:family="paragraph" style:parent-style-name="Text_20_body" style:list-style-name="L6">
      <style:paragraph-properties fo:margin-top="0in" fo:margin-bottom="0.1043in" style:contextual-spacing="false"/>
    </style:style>
    <style:style style:name="P23" style:family="paragraph" style:parent-style-name="Text_20_body">
      <style:paragraph-properties fo:text-align="center" style:justify-single-word="false"/>
    </style:style>
    <style:style style:name="P24" style:family="paragraph" style:parent-style-name="Text_20_body">
      <style:paragraph-properties fo:margin-left="0in" fo:margin-right="0in" fo:margin-top="0in" fo:margin-bottom="0.1043in" style:contextual-spacing="false" fo:line-height="133%" fo:text-indent="0in" style:auto-text-indent="false"/>
    </style:style>
    <style:style style:name="T1" style:family="text">
      <style:text-properties fo:color="#333333" loext:opacity="100%" fo:font-size="13.5pt" fo:font-weight="normal" loext:padding="0in" loext:border="none"/>
    </style:style>
    <style:style style:name="T2" style:family="text">
      <style:text-properties fo:color="#267438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color="#267438" loext:opacity="100%" style:text-line-through-style="none" style:text-line-through-type="none" style:text-underline-style="none" fo:font-weight="bold" style:text-blinking="false" fo:background-color="transparent" loext:char-shading-value="0"/>
    </style:style>
    <style:style style:name="T4" style:family="text">
      <style:text-properties fo:color="#267438" loext:opacity="100%" style:text-line-through-style="none" style:text-line-through-type="none" fo:font-size="13.5pt" style:text-underline-style="none" fo:font-weight="normal" style:text-blinking="false" fo:background-color="transparent" loext:char-shading-value="0" loext:padding="0in" loext:border="none"/>
    </style:style>
    <style:style style:name="T5" style:family="text">
      <style:text-properties fo:color="#ffffff" loext:opacity="100%" style:text-line-through-style="none" style:text-line-through-type="none" fo:font-size="13.5pt" style:text-underline-style="none" fo:font-weight="bold" style:text-blinking="false" fo:background-color="#63b175" loext:char-shading-value="0" loext:padding="0in" loext:border="none"/>
    </style:style>
    <style:style style:name="T6" style:family="text">
      <style:text-properties fo:color="#ffffff" loext:opacity="100%" style:text-line-through-style="none" style:text-line-through-type="none" fo:font-size="12pt" style:text-underline-style="none" fo:font-weight="bold" style:text-blinking="false" fo:background-color="#333333" loext:char-shading-value="0" loext:padding-left="0in" loext:padding-right="0in" loext:padding-top="0in" loext:padding-bottom="0.0311in" loext:border-left="none" loext:border-right="none" loext:border-top="none" loext:border-bottom="3pt solid #63b175"/>
    </style:style>
    <style:style style:name="T7" style:family="text">
      <style:text-properties fo:color="#ffffff" loext:opacity="100%" fo:font-size="13.5pt" fo:font-weight="bold" fo:background-color="#323232" loext:char-shading-value="0" loext:padding="0in" loext:border="none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fo:font-weight="bold"/>
    </style:style>
    <style:style style:name="T10" style:family="text">
      <style:text-properties fo:color="#000000" loext:opacity="100%" style:font-name="Source Code Pro" fo:font-size="10.5pt" fo:font-weight="normal" fo:background-color="#fafafa" loext:char-shading-value="0" loext:padding-left="0.1457in" loext:padding-right="0in" loext:padding-top="0in" loext:padding-bottom="0in" loext:border-left="2.24pt solid #267438" loext:border-right="none" loext:border-top="none" loext:border-bottom="none"/>
    </style:style>
    <style:style style:name="T11" style:family="text">
      <style:text-properties fo:color="#000000" loext:opacity="100%" fo:background-color="#fafafa" loext:char-shading-value="0" loext:padding-left="0.1457in" loext:padding-right="0in" loext:padding-top="0in" loext:padding-bottom="0in" loext:border-left="2.24pt solid #267438" loext:border-right="none" loext:border-top="none" loext:border-bottom="none"/>
    </style:style>
    <style:style style:name="T12" style:family="text">
      <style:text-properties fo:color="#000000" loext:opacity="100%" fo:font-style="italic" fo:font-weight="bold"/>
    </style:style>
    <style:style style:name="T13" style:family="text">
      <style:text-properties fo:font-variant="normal" fo:text-transform="none" fo:color="#000000" loext:opacity="100%" style:font-name="inherit" fo:font-size="18.75pt" fo:letter-spacing="-0.0102in" fo:font-style="normal" fo:font-weight="normal" loext:padding-left="0in" loext:padding-right="0in" loext:padding-top="0.2602in" loext:padding-bottom="0.2602in" loext:border-left="none" loext:border-right="none" loext:border-top="0.06pt solid #efefef" loext:border-bottom="0.06pt solid #efefef"/>
    </style:style>
    <style:style style:name="T14" style:family="text">
      <style:text-properties fo:color="#7386a6" loext:opacity="100%" style:text-line-through-style="none" style:text-line-through-type="none" style:font-name="inherit" fo:font-size="16.5pt" style:text-underline-style="none" fo:font-weight="bold" style:text-blinking="false" fo:background-color="transparent" loext:char-shading-value="0"/>
    </style:style>
    <style:style style:name="T15" style:family="text">
      <style:text-properties fo:color="#7386a6" loext:opacity="100%" style:text-line-through-style="none" style:text-line-through-type="none" style:font-name="inherit" fo:font-size="16.5pt" style:text-underline-style="none" fo:font-weight="bold" style:text-blinking="false" fo:background-color="transparent" loext:char-shading-value="0" loext:padding="0in" loext:border="none"/>
    </style:style>
    <style:style style:name="T16" style:family="text">
      <style:text-properties fo:color="#7386a6" loext:opacity="100%" style:text-line-through-style="none" style:text-line-through-type="none" fo:font-size="12pt" style:text-underline-style="none" fo:font-weight="bold" style:text-blinking="false" fo:background-color="transparent" loext:char-shading-value="0"/>
    </style:style>
    <style:style style:name="T17" style:family="text">
      <style:text-properties fo:color="#7386a6" loext:opacity="100%" style:text-line-through-style="none" style:text-line-through-type="none" fo:font-size="12pt" style:text-underline-style="none" fo:font-weight="bold" style:text-blinking="false" fo:background-color="transparent" loext:char-shading-value="0" loext:padding="0in" loext:border="none"/>
    </style:style>
    <style:style style:name="T18" style:family="text">
      <style:text-properties fo:color="#7386a6" loext:opacity="100%" fo:font-size="12pt"/>
    </style:style>
    <style:style style:name="T19" style:family="text">
      <style:text-properties fo:color="#7386a6" loext:opacity="100%" fo:font-size="12pt" loext:padding="0in" loext:border="none"/>
    </style:style>
    <style:style style:name="T20" style:family="text">
      <style:text-properties fo:color="#4e9359" loext:opacity="100%" style:font-name="Source Code Pro" fo:font-size="10.5pt" fo:font-weight="normal" fo:background-color="#fafafa" loext:char-shading-value="0" loext:padding-left="0.1457in" loext:padding-right="0in" loext:padding-top="0in" loext:padding-bottom="0in" loext:border-left="2.24pt solid #267438" loext:border-right="none" loext:border-top="none" loext:border-bottom="none"/>
    </style:style>
    <style:style style:name="T21" style:family="text">
      <style:text-properties fo:color="#63b175" loext:opacity="100%" style:font-name="Source Code Pro" fo:font-size="10.5pt" fo:font-weight="bold" fo:background-color="#fafafa" loext:char-shading-value="0" loext:padding-left="0.1457in" loext:padding-right="0in" loext:padding-top="0in" loext:padding-bottom="0in" loext:border-left="2.24pt solid #267438" loext:border-right="none" loext:border-top="none" loext:border-bottom="none"/>
    </style:style>
    <style:style style:name="T22" style:family="text">
      <style:text-properties fo:color="#1f7199" loext:opacity="100%" style:font-name="Source Code Pro" fo:font-size="10.5pt" fo:font-weight="normal" fo:background-color="#fafafa" loext:char-shading-value="0" loext:padding-left="0.1457in" loext:padding-right="0in" loext:padding-top="0in" loext:padding-bottom="0in" loext:border-left="2.24pt solid #267438" loext:border-right="none" loext:border-top="none" loext:border-bottom="none"/>
    </style:style>
    <style:style style:name="T23" style:family="text">
      <style:text-properties style:font-name="inherit" fo:font-size="21.75pt" fo:font-weight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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New Features in Java 11</text:h>
      <text:p text:style-name="P1">Last modified: July 8, 2021</text:p>
      <text:p text:style-name="P10"><text:span text:style-name="T1">by </text:span><text:a xlink:type="simple" xlink:href="https://www.baeldung.com/author/danielstrmecki/" text:style-name="Internet_20_link" text:visited-style-name="Visited_20_Internet_20_Link"><text:span text:style-name="T4">Daniel Strmecki</text:span></text:a></text:p>
      <text:list xml:id="list1697813195" text:style-name="L1">
        <text:list-item>
          <text:p text:style-name="P17"><text:a xlink:type="simple" xlink:href="https://www.baeldung.com/category/java/" text:style-name="Internet_20_link" text:visited-style-name="Visited_20_Internet_20_Link"><text:span text:style-name="T5">Java</text:span></text:a><text:bookmark text:name="java-popup-trigger"/><text:span text:style-name="T7">+</text:span></text:p>
        </text:list-item>
      </text:list>
      <text:list xml:id="list2105572779" text:style-name="L2">
        <text:list-item>
          <text:p text:style-name="P18"><text:a xlink:type="simple" xlink:href="https://www.baeldung.com/tag/java-11/" text:style-name="Internet_20_link" text:visited-style-name="Visited_20_Internet_20_Link"><text:span text:style-name="T6">Java 11</text:span></text:a></text:p>
        </text:list-item>
      </text:list>
      <text:h text:style-name="P7" text:outline-level="3"><text:span text:style-name="T13">Get started with Spring 5 and Spring Boot 2, through the </text:span><text:span text:style-name="Emphasis"><text:span text:style-name="T13">Learn Spring</text:span></text:span><text:span text:style-name="T13"> course:</text:span></text:h>
      <text:h text:style-name="P2" text:outline-level="2">1. Overview</text:h>
      <text:section text:style-name="Sect1" text:name="overview">
        <text:p text:style-name="Text_20_body"/>
      </text:section>
      <text:p text:style-name="P11">Oracle released Java 11 in September 2018, only 6 months after its predecessor, version 10.</text:p>
      <text:p text:style-name="P5"><text:span text:style-name="Strong_20_Emphasis"><text:span text:style-name="T9">Java 11 is the first long-term support (LTS) release after Java 8. </text:span></text:span><text:span text:style-name="T8">Oracle also stopped supporting </text:span><text:span text:style-name="Emphasis"><text:span text:style-name="T8">Java</text:span></text:span><text:span text:style-name="T8"> 8 in January 2019. As a consequence, a lot of us will upgrade to Java 11.</text:span></text:p>
      <text:p text:style-name="P11">In this tutorial, we'll take a look at our options for choosing a Java 11 JDK. Then we'll explore new features, removed features, and performance enhancements introduced in Java 11.</text:p>
      <text:h text:style-name="P16" text:outline-level="2"><text:span text:style-name="T23">2. Oracle vs. Open JDK</text:span></text:h>
      <text:section text:style-name="Sect1" text:name="oracle-vs-open-jdk">
        <text:p text:style-name="Text_20_body"/>
      </text:section>
      <text:p text:style-name="P11">Java 10 was the last free Oracle JDK release that we could use commercially without a license. Starting with Java 11, there's no free long-term support (LTS) from Oracle.</text:p>
      <text:p text:style-name="P5"><text:soft-page-break/><text:span text:style-name="Strong_20_Emphasis"><text:span text:style-name="T9">Thankfully, Oracle continues to provide </text:span></text:span><text:a xlink:type="simple" xlink:href="https://jdk.java.net/" text:style-name="Internet_20_link" text:visited-style-name="Visited_20_Internet_20_Link"><text:span text:style-name="Strong_20_Emphasis"><text:span text:style-name="T3">Open JDK</text:span></text:span></text:a><text:span text:style-name="Strong_20_Emphasis"><text:span text:style-name="T9"> releases, which we can download and use without charge.</text:span></text:span></text:p>
      <text:section text:style-name="Sect1" text:name="baeldung_leaderboard_mid_1">
        <text:p text:style-name="P14"/>
      </text:section>
      <text:p text:style-name="P5"><text:span text:style-name="T8">Besides Oracle, there are </text:span><text:a xlink:type="simple" xlink:href="https://www.baeldung.com/oracle-jdk-vs-openjdk" text:style-name="Internet_20_link" text:visited-style-name="Visited_20_Internet_20_Link"><text:span text:style-name="T2">other Open JDK providers</text:span></text:a><text:span text:style-name="T8"> that we may consider.</text:span></text:p>
      <text:h text:style-name="P2" text:outline-level="2">3. Developer Features</text:h>
      <text:section text:style-name="Sect1" text:name="developer-features">
        <text:p text:style-name="Text_20_body"/>
      </text:section>
      <text:p text:style-name="P11">Let's take a look at changes to the common APIs, as well as a few other features useful for developers.</text:p>
      <text:h text:style-name="P3" text:outline-level="3">3.1. <text:bookmark text:name="42-java-string-methods"/>New String Methods</text:h>
      <text:section text:style-name="Sect1" text:name="1-new-string-methods">
        <text:p text:style-name="Text_20_body"/>
      </text:section>
      <text:p text:style-name="P5"><text:span text:style-name="Strong_20_Emphasis"><text:span text:style-name="T9">Java 11 adds a few </text:span></text:span><text:a xlink:type="simple" xlink:href="https://www.baeldung.com/java-11-string-api" text:style-name="Internet_20_link" text:visited-style-name="Visited_20_Internet_20_Link"><text:span text:style-name="Strong_20_Emphasis"><text:span text:style-name="T3">new methods</text:span></text:span></text:a><text:span text:style-name="Strong_20_Emphasis"><text:span text:style-name="T9"> to the </text:span></text:span><text:span text:style-name="Strong_20_Emphasis"><text:span text:style-name="Emphasis"><text:span text:style-name="T9">String</text:span></text:span></text:span><text:span text:style-name="Strong_20_Emphasis"><text:span text:style-name="T9"> class</text:span></text:span><text:span text:style-name="T8">: </text:span><text:span text:style-name="Emphasis"><text:span text:style-name="T8">isBlank</text:span></text:span><text:span text:style-name="T8">, </text:span><text:span text:style-name="Emphasis"><text:span text:style-name="T8">lines</text:span></text:span><text:span text:style-name="T8">, </text:span><text:span text:style-name="Emphasis"><text:span text:style-name="T8">strip</text:span></text:span><text:span text:style-name="T8">, </text:span><text:span text:style-name="Emphasis"><text:span text:style-name="T8">stripLeading</text:span></text:span><text:span text:style-name="T8">, </text:span><text:span text:style-name="Emphasis"><text:span text:style-name="T8">stripTrailing,</text:span></text:span><text:span text:style-name="T8"> and </text:span><text:span text:style-name="Emphasis"><text:span text:style-name="T8">repeat</text:span></text:span><text:span text:style-name="T8">.</text:span></text:p>
      <text:p text:style-name="P11">Let's see how we can make use of the new methods to extract non-blank, stripped lines from a multi-line string:</text:p>
      <text:p text:style-name="P8"><text:span text:style-name="Source_20_Text"><text:span text:style-name="T10">String multilineString = </text:span></text:span><text:span text:style-name="Source_20_Text"><text:span text:style-name="T20">"Baeldung helps \n \n developers \n explore Java."</text:span></text:span><text:span text:style-name="Source_20_Text"><text:span text:style-name="T10">;</text:span></text:span></text:p>
      <text:p text:style-name="P8"><text:span text:style-name="Source_20_Text"><text:span text:style-name="T10">List&lt;String&gt; lines = multilineString.lines()</text:span></text:span></text:p>
      <text:p text:style-name="P8"><text:span text:style-name="Source_20_Text"><text:span text:style-name="T11"><text:s text:c="2"/></text:span></text:span><text:span text:style-name="Source_20_Text"><text:span text:style-name="T10">.filter(line -&gt; !line.isBlank())</text:span></text:span></text:p>
      <text:p text:style-name="P8"><text:span text:style-name="Source_20_Text"><text:span text:style-name="T11"><text:s text:c="2"/></text:span></text:span><text:span text:style-name="Source_20_Text"><text:span text:style-name="T10">.map(String::strip)</text:span></text:span></text:p>
      <text:p text:style-name="P8"><text:span text:style-name="Source_20_Text"><text:span text:style-name="T11"><text:s text:c="2"/></text:span></text:span><text:span text:style-name="Source_20_Text"><text:span text:style-name="T10">.collect(Collectors.toList());</text:span></text:span></text:p>
      <text:p text:style-name="P9"><text:span text:style-name="Source_20_Text"><text:span text:style-name="T10">assertThat(lines).containsExactly(</text:span></text:span><text:span text:style-name="Source_20_Text"><text:span text:style-name="T20">"Baeldung helps"</text:span></text:span><text:span text:style-name="Source_20_Text"><text:span text:style-name="T10">, </text:span></text:span><text:span text:style-name="Source_20_Text"><text:span text:style-name="T20">"developers"</text:span></text:span><text:span text:style-name="Source_20_Text"><text:span text:style-name="T10">, </text:span></text:span><text:span text:style-name="Source_20_Text"><text:span text:style-name="T20">"explore Java."</text:span></text:span><text:span text:style-name="Source_20_Text"><text:span text:style-name="T10">);</text:span></text:span></text:p>
      <text:p text:style-name="P11">These methods can reduce the amount of boilerplate involved in manipulating string objects, and save us from having to import libraries.</text:p>
      <text:p text:style-name="P5"><text:span text:style-name="T8">In the case of the </text:span><text:span text:style-name="Emphasis"><text:span text:style-name="T8">strip</text:span></text:span><text:span text:style-name="T8"> methods, they provide similar functionality to the more familiar </text:span><text:span text:style-name="Emphasis"><text:span text:style-name="T8">trim</text:span></text:span><text:span text:style-name="T8"> method; however, with finer control and Unicode support.</text:span></text:p>
      <text:h text:style-name="P3" text:outline-level="3">3.2. <text:bookmark text:name="410-readingwriting-strings-to-and-from-the-files"/>New File Methods</text:h>
      <text:section text:style-name="Sect1" text:name="2-new-file-methods">
        <text:p text:style-name="Text_20_body"/>
      </text:section>
      <text:p text:style-name="P5"><text:soft-page-break/><text:span text:style-name="T8">Additionally, it's now easier to read and write </text:span><text:span text:style-name="Emphasis"><text:span text:style-name="T8">String</text:span></text:span><text:span text:style-name="T8">s from files.</text:span></text:p>
      <text:p text:style-name="P5"><text:span text:style-name="Strong_20_Emphasis"><text:span text:style-name="T9">We can use the new </text:span></text:span><text:span text:style-name="Strong_20_Emphasis"><text:span text:style-name="Emphasis"><text:span text:style-name="T9">readString</text:span></text:span></text:span><text:span text:style-name="Strong_20_Emphasis"><text:span text:style-name="T9"> and </text:span></text:span><text:span text:style-name="Strong_20_Emphasis"><text:span text:style-name="Emphasis"><text:span text:style-name="T9">writeString</text:span></text:span></text:span><text:span text:style-name="Strong_20_Emphasis"><text:span text:style-name="T9"> static methods from the </text:span></text:span><text:span text:style-name="Strong_20_Emphasis"><text:span text:style-name="T12">Files </text:span></text:span><text:span text:style-name="Strong_20_Emphasis"><text:span text:style-name="T9">class:</text:span></text:span></text:p>
      <text:p text:style-name="P8"><text:span text:style-name="Source_20_Text"><text:span text:style-name="T10">Path filePath = Files.writeString(Files.createTempFile(tempDir, </text:span></text:span><text:span text:style-name="Source_20_Text"><text:span text:style-name="T20">"demo"</text:span></text:span><text:span text:style-name="Source_20_Text"><text:span text:style-name="T10">, </text:span></text:span><text:span text:style-name="Source_20_Text"><text:span text:style-name="T20">".txt"</text:span></text:span><text:span text:style-name="Source_20_Text"><text:span text:style-name="T10">), </text:span></text:span><text:span text:style-name="Source_20_Text"><text:span text:style-name="T20">"Sample text"</text:span></text:span><text:span text:style-name="Source_20_Text"><text:span text:style-name="T10">);</text:span></text:span></text:p>
      <text:p text:style-name="P8"><text:span text:style-name="Source_20_Text"><text:span text:style-name="T10">String fileContent = Files.readString(filePath);</text:span></text:span></text:p>
      <text:p text:style-name="P9"><text:span text:style-name="Source_20_Text"><text:span text:style-name="T10">assertThat(fileContent).isEqualTo(</text:span></text:span><text:span text:style-name="Source_20_Text"><text:span text:style-name="T20">"Sample text"</text:span></text:span><text:span text:style-name="Source_20_Text"><text:span text:style-name="T10">);</text:span></text:span></text:p>
      <text:h text:style-name="P3" text:outline-level="3">3.3. Collection to an Array</text:h>
      <text:section text:style-name="Sect1" text:name="3-collection-to-an-array">
        <text:p text:style-name="Text_20_body"/>
      </text:section>
      <text:p text:style-name="P5"><text:span text:style-name="T8">The </text:span><text:span text:style-name="Emphasis"><text:span text:style-name="T8">java.util.Collection</text:span></text:span><text:span text:style-name="T8"> interface contains a new default </text:span><text:span text:style-name="Emphasis"><text:span text:style-name="T8">toArray</text:span></text:span><text:span text:style-name="T8"> method which takes an </text:span><text:span text:style-name="Emphasis"><text:span text:style-name="T8">IntFunction</text:span></text:span><text:span text:style-name="T8"> argument.</text:span></text:p>
      <text:p text:style-name="P11">This makes it easier to create an array of the right type from a collection:</text:p>
      <text:section text:style-name="Sect1" text:name="baeldung_leaderboard_mid_3">
        <text:p text:style-name="P14"/>
      </text:section>
      <text:p text:style-name="P8"><text:span text:style-name="Source_20_Text"><text:span text:style-name="T10">List sampleList = Arrays.asList(</text:span></text:span><text:span text:style-name="Source_20_Text"><text:span text:style-name="T20">"Java"</text:span></text:span><text:span text:style-name="Source_20_Text"><text:span text:style-name="T10">, </text:span></text:span><text:span text:style-name="Source_20_Text"><text:span text:style-name="T20">"Kotlin"</text:span></text:span><text:span text:style-name="Source_20_Text"><text:span text:style-name="T10">);</text:span></text:span></text:p>
      <text:p text:style-name="P8"><text:span text:style-name="Source_20_Text"><text:span text:style-name="T10">String[] sampleArray = sampleList.toArray(String[]::</text:span></text:span><text:span text:style-name="Source_20_Text"><text:span text:style-name="T21">new</text:span></text:span><text:span text:style-name="Source_20_Text"><text:span text:style-name="T10">);</text:span></text:span></text:p>
      <text:p text:style-name="P9"><text:span text:style-name="Source_20_Text"><text:span text:style-name="T10">assertThat(sampleArray).containsExactly(</text:span></text:span><text:span text:style-name="Source_20_Text"><text:span text:style-name="T20">"Java"</text:span></text:span><text:span text:style-name="Source_20_Text"><text:span text:style-name="T10">, </text:span></text:span><text:span text:style-name="Source_20_Text"><text:span text:style-name="T20">"Kotlin"</text:span></text:span><text:span text:style-name="Source_20_Text"><text:span text:style-name="T10">);</text:span></text:span></text:p>
      <text:h text:style-name="P3" text:outline-level="3">3.4. The Not Predicate Method</text:h>
      <text:section text:style-name="Sect1" text:name="4-the-not-predicate-method">
        <text:p text:style-name="Text_20_body"/>
      </text:section>
      <text:p text:style-name="P5"><text:span text:style-name="T8">A static </text:span><text:a xlink:type="simple" xlink:href="https://www.baeldung.com/java-negate-predicate-method-reference" text:style-name="Internet_20_link" text:visited-style-name="Visited_20_Internet_20_Link"><text:span text:style-name="Emphasis"><text:span text:style-name="T2">not</text:span></text:span></text:a><text:a xlink:type="simple" xlink:href="https://www.baeldung.com/java-negate-predicate-method-reference" text:style-name="Internet_20_link" text:visited-style-name="Visited_20_Internet_20_Link"><text:span text:style-name="T2"> method</text:span></text:a><text:span text:style-name="T8"> has been added to the </text:span><text:span text:style-name="Emphasis"><text:span text:style-name="T8">Predicate </text:span></text:span><text:span text:style-name="T8">interface. We can use it to negate an existing predicate, much like the </text:span><text:span text:style-name="Emphasis"><text:span text:style-name="T8">negate </text:span></text:span><text:span text:style-name="T8">method:</text:span></text:p>
      <text:p text:style-name="P8"><text:span text:style-name="Source_20_Text"><text:span text:style-name="T10">List&lt;String&gt; sampleList = Arrays.asList(</text:span></text:span><text:span text:style-name="Source_20_Text"><text:span text:style-name="T20">"Java"</text:span></text:span><text:span text:style-name="Source_20_Text"><text:span text:style-name="T10">, </text:span></text:span><text:span text:style-name="Source_20_Text"><text:span text:style-name="T20">"\n \n"</text:span></text:span><text:span text:style-name="Source_20_Text"><text:span text:style-name="T10">, </text:span></text:span><text:span text:style-name="Source_20_Text"><text:span text:style-name="T20">"Kotlin"</text:span></text:span><text:span text:style-name="Source_20_Text"><text:span text:style-name="T10">, </text:span></text:span><text:span text:style-name="Source_20_Text"><text:span text:style-name="T20">" "</text:span></text:span><text:span text:style-name="Source_20_Text"><text:span text:style-name="T10">);</text:span></text:span></text:p>
      <text:p text:style-name="P8"><text:span text:style-name="Source_20_Text"><text:span text:style-name="T10">List withoutBlanks = sampleList.stream()</text:span></text:span></text:p>
      <text:p text:style-name="P8"><text:span text:style-name="Source_20_Text"><text:span text:style-name="T11"><text:s text:c="2"/></text:span></text:span><text:span text:style-name="Source_20_Text"><text:span text:style-name="T10">.filter(Predicate.not(String::isBlank))</text:span></text:span></text:p>
      <text:p text:style-name="P8"><text:span text:style-name="Source_20_Text"><text:span text:style-name="T11"><text:s text:c="2"/></text:span></text:span><text:span text:style-name="Source_20_Text"><text:span text:style-name="T10">.collect(Collectors.toList());</text:span></text:span></text:p>
      <text:p text:style-name="P9"><text:span text:style-name="Source_20_Text"><text:span text:style-name="T10">assertThat(withoutBlanks).containsExactly(</text:span></text:span><text:span text:style-name="Source_20_Text"><text:span text:style-name="T20">"Java"</text:span></text:span><text:span text:style-name="Source_20_Text"><text:span text:style-name="T10">, </text:span></text:span><text:span text:style-name="Source_20_Text"><text:span text:style-name="T20">"Kotlin"</text:span></text:span><text:span text:style-name="Source_20_Text"><text:span text:style-name="T10">);</text:span></text:span></text:p>
      <text:p text:style-name="P5"><text:span text:style-name="Strong_20_Emphasis"><text:span text:style-name="T9">While </text:span></text:span><text:span text:style-name="Strong_20_Emphasis"><text:span text:style-name="Emphasis"><text:span text:style-name="T9">not(isBlank)</text:span></text:span></text:span><text:span text:style-name="Strong_20_Emphasis"><text:span text:style-name="T9"> reads more naturally than </text:span></text:span><text:span text:style-name="Strong_20_Emphasis"><text:span text:style-name="Emphasis"><text:span text:style-name="T9">isBlank.negate()</text:span></text:span></text:span><text:span text:style-name="Strong_20_Emphasis"><text:span text:style-name="T9">, the big advantage is that we can also use </text:span></text:span><text:span text:style-name="Strong_20_Emphasis"><text:span text:style-name="Emphasis"><text:span text:style-name="T9">not </text:span></text:span></text:span><text:span text:style-name="Strong_20_Emphasis"><text:span text:style-name="T9">with method references, like </text:span></text:span><text:span text:style-name="Strong_20_Emphasis"><text:span text:style-name="Emphasis"><text:span text:style-name="T9">not(String:isBlank)</text:span></text:span></text:span><text:span text:style-name="Strong_20_Emphasis"><text:span text:style-name="T9">.</text:span></text:span></text:p>
      <text:h text:style-name="P3" text:outline-level="3"><text:soft-page-break/>3.5. Local-Variable Syntax <text:bookmark text:name="43-local-variable-syntax-for-lambda-parameters"/>for Lambda</text:h>
      <text:section text:style-name="Sect1" text:name="5-local-variable-syntax-for-lambda">
        <text:p text:style-name="Text_20_body"/>
      </text:section>
      <text:p text:style-name="P5"><text:span text:style-name="T8">Support for using the </text:span><text:a xlink:type="simple" xlink:href="https://www.baeldung.com/java-var-lambda-params" text:style-name="Internet_20_link" text:visited-style-name="Visited_20_Internet_20_Link"><text:span text:style-name="T2">local variable syntax</text:span></text:a><text:span text:style-name="T8"> (</text:span><text:span text:style-name="Emphasis"><text:span text:style-name="T8">var</text:span></text:span><text:span text:style-name="T8"> keyword) in lambda parameters was added in Java 11.</text:span></text:p>
      <text:p text:style-name="P11">We can make use of this feature to apply modifiers to our local variables, like defining a type annotation:</text:p>
      <text:p text:style-name="P8"><text:span text:style-name="Source_20_Text"><text:span text:style-name="T10">List&lt;String&gt; sampleList = Arrays.asList(</text:span></text:span><text:span text:style-name="Source_20_Text"><text:span text:style-name="T20">"Java"</text:span></text:span><text:span text:style-name="Source_20_Text"><text:span text:style-name="T10">, </text:span></text:span><text:span text:style-name="Source_20_Text"><text:span text:style-name="T20">"Kotlin"</text:span></text:span><text:span text:style-name="Source_20_Text"><text:span text:style-name="T10">);</text:span></text:span></text:p>
      <text:p text:style-name="P8"><text:span text:style-name="Source_20_Text"><text:span text:style-name="T10">String resultString = sampleList.stream()</text:span></text:span></text:p>
      <text:p text:style-name="P8"><text:span text:style-name="Source_20_Text"><text:span text:style-name="T11"><text:s text:c="2"/></text:span></text:span><text:span text:style-name="Source_20_Text"><text:span text:style-name="T10">.map((</text:span></text:span><text:span text:style-name="Source_20_Text"><text:span text:style-name="T22">@Nonnull</text:span></text:span><text:span text:style-name="Source_20_Text"><text:span text:style-name="T10"> </text:span></text:span><text:span text:style-name="Source_20_Text"><text:span text:style-name="T21">var</text:span></text:span><text:span text:style-name="Source_20_Text"><text:span text:style-name="T10"> x) -&gt; x.toUpperCase())</text:span></text:span></text:p>
      <text:p text:style-name="P8"><text:span text:style-name="Source_20_Text"><text:span text:style-name="T11"><text:s text:c="2"/></text:span></text:span><text:span text:style-name="Source_20_Text"><text:span text:style-name="T10">.collect(Collectors.joining(</text:span></text:span><text:span text:style-name="Source_20_Text"><text:span text:style-name="T20">", "</text:span></text:span><text:span text:style-name="Source_20_Text"><text:span text:style-name="T10">));</text:span></text:span></text:p>
      <text:p text:style-name="P9"><text:span text:style-name="Source_20_Text"><text:span text:style-name="T10">assertThat(resultString).isEqualTo(</text:span></text:span><text:span text:style-name="Source_20_Text"><text:span text:style-name="T20">"JAVA, KOTLIN"</text:span></text:span><text:span text:style-name="Source_20_Text"><text:span text:style-name="T10">);</text:span></text:span></text:p>
      <text:h text:style-name="P3" text:outline-level="3">3.6. <text:bookmark text:name="44-nested-based-access-control"/>HTTP Client</text:h>
      <text:section text:style-name="Sect1" text:name="6-http-client">
        <text:p text:style-name="Text_20_body"/>
      </text:section>
      <text:p text:style-name="P5"><text:span text:style-name="T8">The </text:span><text:a xlink:type="simple" xlink:href="https://www.baeldung.com/java-9-http-client" text:style-name="Internet_20_link" text:visited-style-name="Visited_20_Internet_20_Link"><text:span text:style-name="T2">new HTTP client</text:span></text:a><text:span text:style-name="T8"> from the </text:span><text:span text:style-name="Emphasis"><text:span text:style-name="T8">java.net.http</text:span></text:span><text:span text:style-name="T8"> package was introduced in Java 9. It has now become a standard feature in Java 11.</text:span></text:p>
      <text:p text:style-name="P5"><text:span text:style-name="Strong_20_Emphasis"><text:span text:style-name="T9">The new HTTP API improves overall performance and provides support for both HTTP/1.1 and HTTP/2:</text:span></text:span></text:p>
      <text:p text:style-name="P8"><text:span text:style-name="Source_20_Text"><text:span text:style-name="T10">HttpClient httpClient = HttpClient.newBuilder()</text:span></text:span></text:p>
      <text:p text:style-name="P8"><text:span text:style-name="Source_20_Text"><text:span text:style-name="T11"><text:s text:c="2"/></text:span></text:span><text:span text:style-name="Source_20_Text"><text:span text:style-name="T10">.version(HttpClient.Version.HTTP_2)</text:span></text:span></text:p>
      <text:p text:style-name="P8"><text:span text:style-name="Source_20_Text"><text:span text:style-name="T11"><text:s text:c="2"/></text:span></text:span><text:span text:style-name="Source_20_Text"><text:span text:style-name="T10">.connectTimeout(Duration.ofSeconds(</text:span></text:span><text:span text:style-name="Source_20_Text"><text:span text:style-name="T20">20</text:span></text:span><text:span text:style-name="Source_20_Text"><text:span text:style-name="T10">))</text:span></text:span></text:p>
      <text:p text:style-name="P8"><text:span text:style-name="Source_20_Text"><text:span text:style-name="T11"><text:s text:c="2"/></text:span></text:span><text:span text:style-name="Source_20_Text"><text:span text:style-name="T10">.build();</text:span></text:span></text:p>
      <text:p text:style-name="P8"><text:span text:style-name="Source_20_Text"><text:span text:style-name="T10">HttpRequest httpRequest = HttpRequest.newBuilder()</text:span></text:span></text:p>
      <text:p text:style-name="P8"><text:span text:style-name="Source_20_Text"><text:span text:style-name="T11"><text:s text:c="2"/></text:span></text:span><text:span text:style-name="Source_20_Text"><text:span text:style-name="T10">.GET()</text:span></text:span></text:p>
      <text:p text:style-name="P8"><text:span text:style-name="Source_20_Text"><text:span text:style-name="T11"><text:s text:c="2"/></text:span></text:span><text:span text:style-name="Source_20_Text"><text:span text:style-name="T10">.uri(URI.create(</text:span></text:span><text:span text:style-name="Source_20_Text"><text:span text:style-name="T20">"http://localhost:"</text:span></text:span><text:span text:style-name="Source_20_Text"><text:span text:style-name="T10"> + port))</text:span></text:span></text:p>
      <text:p text:style-name="P8"><text:span text:style-name="Source_20_Text"><text:span text:style-name="T11"><text:s text:c="2"/></text:span></text:span><text:span text:style-name="Source_20_Text"><text:span text:style-name="T10">.build();</text:span></text:span></text:p>
      <text:p text:style-name="P8"><text:span text:style-name="Source_20_Text"><text:span text:style-name="T10">HttpResponse httpResponse = httpClient.send(httpRequest, HttpResponse.BodyHandlers.ofString());</text:span></text:span></text:p>
      <text:p text:style-name="P9"><text:span text:style-name="Source_20_Text"><text:span text:style-name="T10">assertThat(httpResponse.body()).isEqualTo(</text:span></text:span><text:span text:style-name="Source_20_Text"><text:span text:style-name="T20">"Hello from the server!"</text:span></text:span><text:span text:style-name="Source_20_Text"><text:span text:style-name="T10">);</text:span></text:span></text:p>
      <text:h text:style-name="P3" text:outline-level="3">3.7. Nest Based Access Control</text:h>
      <text:section text:style-name="Sect1" text:name="7-nest-based-access-control">
        <text:p text:style-name="Text_20_body"/>
      </text:section>
      <text:p text:style-name="P5"><text:soft-page-break/><text:span text:style-name="Strong_20_Emphasis"><text:span text:style-name="T9">Java 11 introduces the notion of </text:span></text:span><text:a xlink:type="simple" xlink:href="https://www.baeldung.com/java-nest-based-access-control" text:style-name="Internet_20_link" text:visited-style-name="Visited_20_Internet_20_Link"><text:span text:style-name="Strong_20_Emphasis"><text:span text:style-name="T3">nestmates</text:span></text:span></text:a><text:span text:style-name="Strong_20_Emphasis"><text:span text:style-name="T9"> and the associated access rules within the JVM.</text:span></text:span></text:p>
      <text:p text:style-name="P11">A nest of classes in Java implies both the outer/main class and all its nested classes:</text:p>
      <text:p text:style-name="P9"><text:span text:style-name="Source_20_Text"><text:span text:style-name="T10">assertThat(MainClass.class.isNestmateOf(MainClass.NestedClass.class)).isTrue();</text:span></text:span></text:p>
      <text:p text:style-name="P5"><text:span text:style-name="T8">Nested classes are linked to the </text:span><text:span text:style-name="Emphasis"><text:span text:style-name="T8">NestMembers</text:span></text:span><text:span text:style-name="T8"> attribute, while the outer class is linked to the </text:span><text:span text:style-name="Emphasis"><text:span text:style-name="T8">NestHost</text:span></text:span><text:span text:style-name="T8"> attribute:</text:span></text:p>
      <text:p text:style-name="P9"><text:span text:style-name="Source_20_Text"><text:span text:style-name="T10">assertThat(MainClass.NestedClass.class.getNestHost()).isEqualTo(MainClass.class);</text:span></text:span></text:p>
      <text:p text:style-name="P5"><text:span text:style-name="T8">JVM access rules allow access to private members between nestmates; however, in previous Java versions, the </text:span><text:a xlink:type="simple" xlink:href="https://www.baeldung.com/java-reflection" text:style-name="Internet_20_link" text:visited-style-name="Visited_20_Internet_20_Link"><text:span text:style-name="T2">reflection API</text:span></text:a><text:span text:style-name="T8"> denied the same access.</text:span></text:p>
      <text:p text:style-name="P11">Java 11 fixes this issue and provides means to query the new class file attributes using the reflection API:</text:p>
      <text:p text:style-name="P8"><text:span text:style-name="Source_20_Text"><text:span text:style-name="T10">Set&lt;String&gt; nestedMembers = Arrays.stream(MainClass.NestedClass.class.getNestMembers())</text:span></text:span></text:p>
      <text:p text:style-name="P8"><text:span text:style-name="Source_20_Text"><text:span text:style-name="T11"><text:s text:c="2"/></text:span></text:span><text:span text:style-name="Source_20_Text"><text:span text:style-name="T10">.map(Class::getName)</text:span></text:span></text:p>
      <text:p text:style-name="P8"><text:span text:style-name="Source_20_Text"><text:span text:style-name="T11"><text:s text:c="2"/></text:span></text:span><text:span text:style-name="Source_20_Text"><text:span text:style-name="T10">.collect(Collectors.toSet());</text:span></text:span></text:p>
      <text:p text:style-name="P9"><text:span text:style-name="Source_20_Text"><text:span text:style-name="T10">assertThat(nestedMembers).contains(MainClass.class.getName(), MainClass.NestedClass.class.getName());</text:span></text:span></text:p>
      <text:h text:style-name="P3" text:outline-level="3">3.8. Running Java Files</text:h>
      <text:section text:style-name="Sect1" text:name="8-running-java-files">
        <text:p text:style-name="Text_20_body"/>
      </text:section>
      <text:p text:style-name="P5"><text:span text:style-name="T8">A major change in this version is that </text:span><text:span text:style-name="Strong_20_Emphasis"><text:span text:style-name="T9">we don't need to compile the Java source files with </text:span></text:span><text:span text:style-name="Strong_20_Emphasis"><text:span text:style-name="Emphasis"><text:span text:style-name="T9">javac </text:span></text:span></text:span><text:span text:style-name="Strong_20_Emphasis"><text:span text:style-name="T9">explicitly anymore</text:span></text:span><text:span text:style-name="Strong_20_Emphasis"><text:span text:style-name="Emphasis"><text:span text:style-name="T9">:</text:span></text:span></text:span></text:p>
      <text:p text:style-name="P8"><text:span text:style-name="Source_20_Text"><text:span text:style-name="T10">$ javac HelloWorld.java</text:span></text:span></text:p>
      <text:p text:style-name="P8"><text:span text:style-name="Source_20_Text"><text:span text:style-name="T10">$ java HelloWorld </text:span></text:span></text:p>
      <text:p text:style-name="P9"><text:span text:style-name="Source_20_Text"><text:span text:style-name="T10">Hello Java 8!</text:span></text:span></text:p>
      <text:p text:style-name="P5"><text:span text:style-name="T8">Instead, we can </text:span><text:a xlink:type="simple" xlink:href="https://www.baeldung.com/java-single-file-source-code" text:style-name="Internet_20_link" text:visited-style-name="Visited_20_Internet_20_Link"><text:span text:style-name="T2">directly run the file</text:span></text:a><text:span text:style-name="T8"> using the </text:span><text:span text:style-name="Emphasis"><text:span text:style-name="T8">java </text:span></text:span><text:span text:style-name="T8">command:</text:span></text:p>
      <text:p text:style-name="P8"><text:span text:style-name="Source_20_Text"><text:span text:style-name="T10">$ java HelloWorld.java</text:span></text:span></text:p>
      <text:p text:style-name="P9"><text:span text:style-name="Source_20_Text"><text:span text:style-name="T10">Hello Java 11!</text:span></text:span></text:p>
      <text:h text:style-name="P2" text:outline-level="2"><text:soft-page-break/>4. Performance Enhancements</text:h>
      <text:section text:style-name="Sect1" text:name="performance-enhancements">
        <text:p text:style-name="Text_20_body"/>
      </text:section>
      <text:p text:style-name="P11">Now let's take a look at a couple of new features whose main purpose is improving performance.</text:p>
      <text:h text:style-name="P3" text:outline-level="3">4.1. <text:bookmark text:name="45-jep-309-dynamic-class-file-constants"/>Dynamic Class-File Constants</text:h>
      <text:section text:style-name="Sect1" text:name="1-dynamic-class-file-constants">
        <text:p text:style-name="Text_20_body"/>
      </text:section>
      <text:p text:style-name="P5"><text:span text:style-name="T8">Java class-file format is extended to support a new constant-pool form named </text:span><text:span text:style-name="Emphasis"><text:span text:style-name="T8">CONSTANT_Dynamic</text:span></text:span><text:span text:style-name="T8">.</text:span></text:p>
      <text:p text:style-name="P5"><text:span text:style-name="T8">Loading the new constant-pool will delegate creation to a bootstrap method, just as linking an </text:span><text:span text:style-name="Emphasis"><text:span text:style-name="T8">invokedynamic </text:span></text:span><text:span text:style-name="T8">call site delegates linkage to a bootstrap method.</text:span></text:p>
      <text:p text:style-name="P5"><text:span text:style-name="T8">This feature enhances performance and targets language designers and compiler implementors.</text:span></text:p>
      <text:h text:style-name="P3" text:outline-level="3">4.2. Improved Aarch64 Intrinsics</text:h>
      <text:section text:style-name="Sect1" text:name="2-improved-aarch64-intrinsics">
        <text:p text:style-name="Text_20_body"/>
      </text:section>
      <text:p text:style-name="P5"><text:span text:style-name="T8">Java 11 optimizes the existing string and array intrinsics on ARM64 or AArch64 processors. Additionally, new intrinsics are implemented for </text:span><text:span text:style-name="Emphasis"><text:span text:style-name="T8">sin, cos, </text:span></text:span><text:span text:style-name="T8">and </text:span><text:span text:style-name="Emphasis"><text:span text:style-name="T8">log</text:span></text:span><text:span text:style-name="T8"> methods of </text:span><text:span text:style-name="Emphasis"><text:span text:style-name="T8">java.lang.Math</text:span></text:span><text:span text:style-name="T8">.</text:span></text:p>
      <text:p text:style-name="P11">We use an intrinsic function like any other; however, the intrinsic function gets handled in a special way by the compiler. It leverages CPU architecture-specific assembly code to boost performance.</text:p>
      <text:h text:style-name="P3" text:outline-level="3">4.3. A <text:bookmark text:name="46-jep-318-epsilon-a-no-op-garbage-collector"/>No-Op Garbage Collector</text:h>
      <text:section text:style-name="Sect1" text:name="3-a-no-op-garbage-collector">
        <text:p text:style-name="Text_20_body"/>
      </text:section>
      <text:p text:style-name="P11">A new garbage collector called Epsilon is available for use in Java 11 as an experimental feature.</text:p>
      <text:p text:style-name="P11">It's called a No-Op (no operations) because it allocates memory but does not actually collect any garbage. Thus, Epsilon is applicable for simulating out of memory errors.</text:p>
      <text:p text:style-name="P11">Obviously Epsilon won't be suitable for a typical production Java application; however, there are a few specific use-cases where it could be useful:</text:p>
      <text:list xml:id="list134560428" text:style-name="L3">
        <text:list-item>
          <text:p text:style-name="P19">Performance testing</text:p>
        </text:list-item>
        <text:list-item>
          <text:p text:style-name="P19">Memory pressure testing</text:p>
        </text:list-item>
        <text:list-item>
          <text:p text:style-name="P19">VM interface testing and</text:p>
        </text:list-item>
        <text:list-item>
          <text:p text:style-name="P19"><text:soft-page-break/>Extremely short-lived jobs</text:p>
        </text:list-item>
      </text:list>
      <text:p text:style-name="P5"><text:span text:style-name="T8">In order to enable it, use the</text:span><text:span text:style-name="Emphasis"><text:span text:style-name="T8"> -XX:+UnlockExperimentalVMOptions -XX:+UseEpsilonGC</text:span></text:span><text:span text:style-name="T8"> flag.</text:span></text:p>
      <text:h text:style-name="P3" text:outline-level="3">4.4. <text:bookmark text:name="48-jep-328-flight-recorder"/>Flight Recorder</text:h>
      <text:section text:style-name="Sect1" text:name="4-flight-recorder">
        <text:p text:style-name="Text_20_body"/>
      </text:section>
      <text:p text:style-name="P5"><text:a xlink:type="simple" xlink:href="https://www.baeldung.com/java-flight-recorder-monitoring" text:style-name="Internet_20_link" text:visited-style-name="Visited_20_Internet_20_Link"><text:span text:style-name="Strong_20_Emphasis"><text:span text:style-name="T3">Java Flight Recorder</text:span></text:span></text:a><text:span text:style-name="Strong_20_Emphasis"><text:span text:style-name="T9"> (JFR) is now open-source in Open JDK</text:span></text:span><text:span text:style-name="T8">, whereas it used to be a commercial product in Oracle JDK. JFR is a profiling tool that we can use to gather diagnostics and profiling data from a running Java application.</text:span></text:p>
      <text:p text:style-name="P5"><text:span text:style-name="T8">To start a 120 seconds JFR recording, we can use the following parameter:</text:span></text:p>
      <text:p text:style-name="P9"><text:span text:style-name="Source_20_Text"><text:span text:style-name="T10">-XX:StartFlightRecording=duration=120s,settings=profile,filename=java-demo-app.jfr</text:span></text:span></text:p>
      <text:p text:style-name="P5"><text:span text:style-name="T8">We can use JFR in production since its performance overhead is usually below 1%. Once the time elapses, we can access the recorded data saved in a JFR file; however, in order to analyze and visualize the data, we need to make use of another tool called </text:span><text:a xlink:type="simple" xlink:href="https://www.baeldung.com/java-flight-recorder-monitoring" text:style-name="Internet_20_link" text:visited-style-name="Visited_20_Internet_20_Link"><text:span text:style-name="T2">JDK Mission Control</text:span></text:a><text:span text:style-name="T8"> (JMC).</text:span></text:p>
      <text:h text:style-name="P2" text:outline-level="2">5. Removed and Deprecated Modules</text:h>
      <text:section text:style-name="Sect1" text:name="removed-and-deprecated-modules">
        <text:p text:style-name="Text_20_body"/>
      </text:section>
      <text:p text:style-name="P11">As Java evolves, we can no longer use any of its removed features and should stop using any deprecated features. Let's take a quick look at the most notable ones.</text:p>
      <text:h text:style-name="P3" text:outline-level="3">5.1. Java EE and CORBA</text:h>
      <text:section text:style-name="Sect1" text:name="1-java-ee-and-corba">
        <text:p text:style-name="Text_20_body"/>
      </text:section>
      <text:p text:style-name="P11">Standalone versions of the Java EE technologies are available on third-party sites; therefore, there is no need for Java SE to include them.</text:p>
      <text:p text:style-name="P11">Java 9 already deprecated selected Java EE and CORBA modules. In release 11, it has now completely removed:</text:p>
      <text:list xml:id="list3620199430" text:style-name="L4">
        <text:list-item>
          <text:p text:style-name="P20">Java API for XML-Based Web Service<text:span text:style-name="Emphasis">s (java.xml.ws</text:span>)</text:p>
        </text:list-item>
        <text:list-item>
          <text:p text:style-name="P20">Java Architecture for XML Binding<text:span text:style-name="Emphasis"> (java.xml.bind</text:span>)</text:p>
        </text:list-item>
        <text:list-item>
          <text:p text:style-name="P20">JavaBeans Activation Framework <text:span text:style-name="Emphasis">(java.activation</text:span>)</text:p>
        </text:list-item>
        <text:list-item>
          <text:p text:style-name="P20"><text:soft-page-break/>Common Annotations<text:span text:style-name="Emphasis"> (java.xml.ws.annotation</text:span>)</text:p>
        </text:list-item>
        <text:list-item>
          <text:p text:style-name="P20">Common Object Request Broker Architecture<text:span text:style-name="Emphasis"> (java.corba)</text:span></text:p>
        </text:list-item>
        <text:list-item>
          <text:p text:style-name="P20">JavaTransaction API<text:span text:style-name="Emphasis"> (java.transaction</text:span>)</text:p>
        </text:list-item>
      </text:list>
      <text:h text:style-name="P3" text:outline-level="3">5.2. JMC and JavaFX</text:h>
      <text:section text:style-name="Sect1" text:name="2-jmc-and-javafx">
        <text:p text:style-name="Text_20_body"/>
      </text:section>
      <text:p text:style-name="P5"><text:a xlink:type="simple" xlink:href="https://www.baeldung.com/java-flight-recorder-monitoring" text:style-name="Internet_20_link" text:visited-style-name="Visited_20_Internet_20_Link"><text:span text:style-name="T2">JDK Mission Control</text:span></text:a><text:span text:style-name="T8"> (JMC) is no longer included in the JDK. A standalone version of JMC is now available as a separate download.</text:span></text:p>
      <text:p text:style-name="P5"><text:span text:style-name="T8">The same is true for </text:span><text:a xlink:type="simple" xlink:href="https://www.baeldung.com/javafx" text:style-name="Internet_20_link" text:visited-style-name="Visited_20_Internet_20_Link"><text:span text:style-name="T2">JavaFX </text:span></text:a><text:span text:style-name="T8">modules; JavaFX will be available as a separate set of modules outside of the JDK.</text:span></text:p>
      <text:h text:style-name="P3" text:outline-level="3">5.3. Deprecated <text:bookmark text:name="45-jep-309-dynamic-class-file-constants1"/>Modules</text:h>
      <text:section text:style-name="Sect1" text:name="3-deprecated-modules">
        <text:p text:style-name="Text_20_body"/>
      </text:section>
      <text:p text:style-name="P11">Furthermore, Java 11 deprecated the following modules:</text:p>
      <text:list xml:id="list1158006380" text:style-name="L5">
        <text:list-item>
          <text:p text:style-name="P21">Nashorn JavaScript engine, including the JJS tool</text:p>
        </text:list-item>
        <text:list-item>
          <text:p text:style-name="P21">Pack200 compression scheme for JAR files</text:p>
        </text:list-item>
      </text:list>
      <text:h text:style-name="P2" text:outline-level="2">6. Miscellaneous Changes</text:h>
      <text:section text:style-name="Sect1" text:name="miscellaneous-changes">
        <text:p text:style-name="Text_20_body"/>
      </text:section>
      <text:p text:style-name="P11">Java 11 introduced a few more changes that are important to mention:</text:p>
      <text:list xml:id="list4017384811" text:style-name="L6">
        <text:list-item>
          <text:p text:style-name="P22">New ChaCha20 and ChaCha20-Poly1305 cipher implementations replace the insecure RC4 stream cipher</text:p>
        </text:list-item>
        <text:list-item>
          <text:p text:style-name="P22">Support for cryptographic key agreement with Curve25519 and Curve448 replace the existing ECDH scheme</text:p>
        </text:list-item>
        <text:list-item>
          <text:p text:style-name="P22">Upgraded Transport Layer Security (TLS) to version 1.3 brings security and performance improvements</text:p>
        </text:list-item>
        <text:list-item>
          <text:p text:style-name="P22">Introduced a low latency garbage collector, ZGC, as an experimental feature with low pause times</text:p>
        </text:list-item>
        <text:list-item>
          <text:p text:style-name="P22">Support for Unicode 10 brings more characters, symbols, and emojis</text:p>
        </text:list-item>
      </text:list>
      <text:h text:style-name="P2" text:outline-level="2"><text:soft-page-break/>7. Conclusion</text:h>
      <text:section text:style-name="Sect1" text:name="conclusion">
        <text:p text:style-name="Text_20_body"/>
      </text:section>
      <text:p text:style-name="P11">In this article, we explored some new features of Java 11.</text:p>
      <text:p text:style-name="P11">We covered the differences between Oracle and Open JDK. We also reviewed API changes, as well as other useful development features, performance enhancements, and removed or deprecated modules.</text:p>
      <text:p text:style-name="P5"><text:span text:style-name="T8">As always, the source code is available </text:span><text:a xlink:type="simple" xlink:href="https://github.com/eugenp/tutorials/tree/master/core-java-modules/core-java-11-2" text:style-name="Internet_20_link" text:visited-style-name="Visited_20_Internet_20_Link"><text:span text:style-name="T2">over on GitHub</text:span></text:a><text:span text:style-name="T8">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Raleway" svg:font-family="Raleway"/>
    <style:font-face style:name="Segoe UI" svg:font-family="'Segoe UI'" style:font-family-generic="system" style:font-pitch="variable"/>
    <style:font-face style:name="Source Code Pro" svg:font-family="'Source Code Pro', Consolas, 'Bitstream Vera Sans Mono', 'Courier New', Courier, monospac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6T14:09:31.470000000</dc:date>
    <meta:editing-duration>PT11M34S</meta:editing-duration>
    <meta:editing-cycles>3</meta:editing-cycles>
    <meta:generator>LibreOffice/7.2.0.4$Windows_X86_64 LibreOffice_project/9a9c6381e3f7a62afc1329bd359cc48accb6435b</meta:generator>
    <meta:document-statistic meta:table-count="0" meta:image-count="0" meta:object-count="0" meta:page-count="9" meta:paragraph-count="140" meta:word-count="1411" meta:character-count="9912" meta:non-whitespace-character-count="8629"/>
  </office:meta>
</office:document-meta>
</file>